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10000003CD2E0D4C0822B2BBB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4cm" draw:marker-start-width="0.33cm" draw:marker-end="Arrow" draw:marker-end-width="0.43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svg:stroke-width="0.04cm" svg:stroke-color="#666666" draw:marker-start-width="0.32cm" draw:marker-end-width="0.32cm" draw:fill="none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12cm" svg:stroke-color="#ff6600" draw:marker-start-width="0.585cm" draw:marker-end="Arrow" draw:marker-end-width="0.685cm" draw:fill="none" draw:textarea-vertical-align="middle" fo:padding-top="0.185cm" fo:padding-bottom="0.185cm" fo:padding-left="0.31cm" fo:padding-right="0.31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46cm" svg:height="1.269cm" draw:transform="rotate (0.195651409148564) translate (6.1cm 14.151cm)">
          <draw:image xlink:href="Pictures/10000000000000B10000003CD2E0D4C0822B2BBB.png" xlink:type="simple" xlink:show="embed" xlink:actuate="onLoad">
            <text:p/>
          </draw:image>
        </draw:frame>
        <draw:line draw:style-name="gr2" draw:text-style-name="P2" draw:layer="layout" svg:x1="3.7cm" svg:y1="10.9cm" svg:x2="6.2cm" svg:y2="10.9cm">
          <text:p/>
        </draw:line>
        <draw:line draw:style-name="gr2" draw:text-style-name="P2" draw:layer="layout" svg:x1="3.69cm" svg:y1="10.9cm" svg:x2="3.7cm" svg:y2="13.1cm">
          <text:p/>
        </draw:line>
        <draw:frame draw:style-name="gr3" draw:text-style-name="P3" draw:layer="layout" svg:width="1.4cm" svg:height="1.1cm" svg:x="3.3cm" svg:y="13cm">
          <draw:text-box>
            <text:p>d</text:p>
          </draw:text-box>
        </draw:frame>
        <draw:line draw:style-name="gr4" draw:text-style-name="P2" draw:layer="layout" svg:x1="3.7cm" svg:y1="10.9cm" svg:x2="8.3cm" svg:y2="14.6cm">
          <text:p/>
        </draw:line>
        <draw:line draw:style-name="gr2" draw:text-style-name="P2" draw:layer="layout" svg:x1="8.306cm" svg:y1="14.552cm" svg:x2="10.926cm" svg:y2="14.048cm">
          <text:p/>
        </draw:line>
        <draw:line draw:style-name="gr2" draw:text-style-name="P2" draw:layer="layout" svg:x1="8.306cm" svg:y1="14.577cm" svg:x2="8.659cm" svg:y2="16.583cm">
          <text:p/>
        </draw:line>
        <draw:frame draw:style-name="gr3" draw:text-style-name="P3" draw:layer="layout" svg:width="1.4cm" svg:height="1.1cm" draw:transform="rotate (0.416959158301445) translate (10.633cm 13.631cm)">
          <draw:text-box>
            <text:p>x</text:p>
          </draw:text-box>
        </draw:frame>
        <draw:frame draw:style-name="gr3" draw:text-style-name="P3" draw:layer="layout" svg:width="1.4cm" svg:height="1.1cm" draw:transform="rotate (0.416959158301445) translate (8.161cm 16.694cm)">
          <draw:text-box>
            <text:p>z</text:p>
          </draw:text-box>
        </draw:frame>
        <draw:line draw:style-name="gr5" draw:text-style-name="P2" draw:layer="layout" svg:x1="7.321cm" svg:y1="14.551cm" svg:x2="6.928cm" svg:y2="12.428cm">
          <text:p/>
        </draw:line>
        <draw:line draw:style-name="gr5" draw:text-style-name="P2" draw:layer="layout" svg:x1="9.202cm" svg:y1="14.079cm" svg:x2="8.809cm" svg:y2="11.956cm">
          <text:p/>
        </draw:line>
        <draw:frame draw:style-name="gr3" draw:text-style-name="P3" draw:layer="layout" svg:width="1.4cm" svg:height="1.1cm" draw:transform="rotate (0.416959158301445) translate (6.106cm 11.808cm)">
          <draw:text-box>
            <text:p>T</text:p>
          </draw:text-box>
        </draw:frame>
        <draw:frame draw:style-name="gr6" draw:text-style-name="P4" draw:layer="layout" svg:width="0.9cm" svg:height="0.878cm" draw:transform="rotate (0.416959158301445) translate (6.553cm 11.829cm)">
          <draw:text-box>
            <text:p><text:span text:style-name="T1">r</text:span></text:p>
          </draw:text-box>
        </draw:frame>
        <draw:frame draw:style-name="gr3" draw:text-style-name="P3" draw:layer="layout" svg:width="1.4cm" svg:height="1.1cm" draw:transform="rotate (0.384146968363952) translate (7.908cm 11.265cm)">
          <draw:text-box>
            <text:p>T</text:p>
          </draw:text-box>
        </draw:frame>
        <draw:frame draw:style-name="gr6" draw:text-style-name="P4" draw:layer="layout" svg:width="0.9cm" svg:height="0.878cm" draw:transform="rotate (0.416959158301445) translate (8.443cm 11.385cm)">
          <draw:text-box>
            <text:p><text:span text:style-name="T1">f</text:span></text:p>
          </draw:text-box>
        </draw:frame>
        <draw:frame draw:style-name="gr3" draw:text-style-name="P3" draw:layer="layout" svg:width="1.4cm" svg:height="1.1cm" svg:x="6.2cm" svg:y="10.4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8T14:49:20.908525900</dc:date>
    <meta:editing-duration>PT1H14M20S</meta:editing-duration>
    <meta:editing-cycles>7</meta:editing-cycles>
    <meta:generator>LibreOffice/5.1.6.2$Linux_X86_64 LibreOffice_project/10m0$Build-2</meta:generator>
    <meta:document-statistic meta:object-count="16"/>
  </office:meta>
</office:document-meta>
</file>